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fo:font-size="12pt" officeooo:rsid="00027776" officeooo:paragraph-rsid="00027776" style:font-size-asian="12pt" style:font-size-complex="12pt"/>
    </style:style>
    <style:style style:name="T1" style:family="text">
      <style:text-properties officeooo:rsid="00042e18"/>
    </style:style>
    <style:style style:name="T2" style:family="text">
      <style:text-properties officeooo:rsid="00072e5b"/>
    </style:style>
    <style:style style:name="T3" style:family="text">
      <style:text-properties officeooo:rsid="0009b7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11 Documentation</text:p>
      <text:p text:style-name="P1"><text:tab/>The overall objective of this project is to utilize recursion to achieve two different algorithms. The first <text:span text:style-name="T1">function, binary search, is done using the past project's list to organize and sort the data in both the node and array versions of the list. The second function, Fibonacci sequence, uses previous two numbers added together to equal the new number. Given a number in the sequence the function acts recusively to determine what the fibonacci number at that point in the sequence is.</text:span></text:p>
      <text:p text:style-name="P1"><text:tab/><text:span text:style-name="T2">I first use a char pointer in order to hold the file name. I then open the file and check that the file could be opened and read the data into the node list array. The list is then sent to the sort function which sorts the elements and then copies them into an array list. The sorted and unsorted lists are printed onto the screen. The user is then prompted to enter a value to search for with the position being returned. The binary search increments the pointer to the midpoint between the passed in start and end points. It then determines whether the number is greater than or less than the midpoint and then recursively searches that side of the list until it reaches the number being searched for or returns -1 if the number could not be found. The Fibonacci function is given an integer which it uses to recursively add the previous two numbers until it reaches the end and returns the value of the Fibonacci sequence at the integer passed into the function originally. I then print the value to the screen and unassigns all memory being used in the program.</text:span></text:p>
      <text:p text:style-name="P1"><text:tab/><text:span text:style-name="T3">If I was given more time I would attempt to optimize each function and ensure that no memory is leaked with every test case. I would also go back through both my node based and array based list and make sure that there were no errors.</text:span></text:p>
      <text:p text:style-name="P1"><text:tab/><text:span text:style-name="T3">The most challenging part of this project was sorting the node list and copying it to the array list because it was necessary to move the cursor a lot and make sure that everything was assigned correctly and copied into an array that could hold that exact amount of el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0:32:33.222143630</meta:creation-date>
    <dc:date>2016-04-27T23:15:47.980565674</dc:date>
    <meta:editing-duration>PT1H42M12S</meta:editing-duration>
    <meta:editing-cycles>2</meta:editing-cycles>
    <meta:generator>LibreOffice/4.2.8.2$Linux_X86_64 LibreOffice_project/420m0$Build-2</meta:generator>
    <meta:document-statistic meta:table-count="0" meta:image-count="0" meta:object-count="0" meta:page-count="1" meta:paragraph-count="5" meta:word-count="377" meta:character-count="2092" meta:non-whitespace-character-count="1716"/>
  </office:meta>
</office:document-meta>
</file>